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238C00007100000023D490CECBD1.svg" manifest:media-type="image/svg+xml"/>
  <manifest:file-entry manifest:full-path="Pictures/1000255500001B620000115326502565.svg" manifest:media-type="image/svg+xml"/>
  <manifest:file-entry manifest:full-path="Pictures/1000020100000258000000874E6DC32E.png" manifest:media-type="image/png"/>
  <manifest:file-entry manifest:full-path="Pictures/10000000000001A7000001DF0B925329.png" manifest:media-type="image/png"/>
  <manifest:file-entry manifest:full-path="Pictures/1000020100000258000000E5B3A258A9.png" manifest:media-type="image/png"/>
  <manifest:file-entry manifest:full-path="Pictures/10000201000000C8000000CAB83F86C9.png" manifest:media-type="image/png"/>
  <manifest:file-entry manifest:full-path="Pictures/100002010000044F0000033C4305769A.png" manifest:media-type="image/png"/>
  <manifest:file-entry manifest:full-path="Pictures/10000201000004450000015BA63485EA.png" manifest:media-type="image/png"/>
  <manifest:file-entry manifest:full-path="Pictures/100002010000018F0000005BC5F83877.png" manifest:media-type="image/png"/>
  <manifest:file-entry manifest:full-path="Pictures/10002E0D000026250000262585DC3714.svg" manifest:media-type="image/svg+xml"/>
  <manifest:file-entry manifest:full-path="Pictures/100002010000017100000171D6526A58.png" manifest:media-type="image/png"/>
  <manifest:file-entry manifest:full-path="Pictures/1000020100000199000000DCAE233C52.png" manifest:media-type="image/png"/>
  <manifest:file-entry manifest:full-path="Pictures/10000201000003F60000029D768BAFEC.png" manifest:media-type="image/png"/>
  <manifest:file-entry manifest:full-path="Pictures/1000020100000109000000A81EA5A9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DejaVu Serif1" svg:font-family="'DejaVu Serif'" style:font-pitch="variable"/>
    <style:font-face style:name="Droid Sans5" svg:font-family="'Droid Sans'" style:font-adornments="Regular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文泉驿微米黑" svg:font-family="文泉驿微米黑" style:font-pitch="variable"/>
    <style:font-face style:name="文泉驿微米黑5" svg:font-family="文泉驿微米黑" style:font-adornments="Bold" style:font-pitch="variable"/>
    <style:font-face style:name="文泉驿微米黑1" svg:font-family="文泉驿微米黑" style:font-adornments="Regular" style:font-pitch="variable"/>
    <style:font-face style:name="DejaVu Sans" svg:font-family="'DejaVu Sans'" style:font-family-generic="roman" style:font-pitch="variable"/>
    <style:font-face style:name="DejaVu Sans2" svg:font-family="'DejaVu Sans'" style:font-adornments="Regular" style:font-family-generic="roman" style:font-pitch="variable"/>
    <style:font-face style:name="DejaVu Serif" svg:font-family="'DejaVu Serif'" style:font-family-generic="roman" style:font-pitch="variable"/>
    <style:font-face style:name="Droid Sans" svg:font-family="'Droid Sans'" style:font-family-generic="roman" style:font-pitch="variable"/>
    <style:font-face style:name="Droid Sans3" svg:font-family="'Droid Sans'" style:font-adornments="Bold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Regular" style:font-family-generic="swiss" style:font-pitch="variable"/>
    <style:font-face style:name="DejaVu Serif2" svg:font-family="'DejaVu Serif'" style:font-family-generic="swiss" style:font-pitch="variable"/>
    <style:font-face style:name="Droid Sans4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Source Han Sans CN Bold" svg:font-family="'Source Han Sans CN Bold'" style:font-family-generic="swiss" style:font-pitch="variable"/>
    <style:font-face style:name="文泉驿微米黑6" svg:font-family="文泉驿微米黑" style:font-adornments="Regular" style:font-family-generic="swiss" style:font-pitch="variable"/>
    <style:font-face style:name="Cantarell" svg:font-family="Cantarell" style:font-family-generic="system" style:font-pitch="variable"/>
    <style:font-face style:name="DejaVu Sans5" svg:font-family="'DejaVu Sans'" style:font-family-generic="system" style:font-pitch="variable"/>
    <style:font-face style:name="DejaVu Sans6" svg:font-family="'DejaVu Sans'" style:font-adornments="Regular" style:font-family-generic="system" style:font-pitch="variable"/>
    <style:font-face style:name="SimSun" svg:font-family="SimSun" style:font-family-generic="system" style:font-pitch="variable"/>
    <style:font-face style:name="文泉驿微米黑2" svg:font-family="文泉驿微米黑" style:font-family-generic="system" style:font-pitch="variable"/>
    <style:font-face style:name="文泉驿微米黑4" svg:font-family="文泉驿微米黑" style:font-adornments="Bold" style:font-family-generic="system" style:font-pitch="variable"/>
    <style:font-face style:name="文泉驿微米黑3" svg:font-family="文泉驿微米黑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pr1" style:family="presentation" style:parent-style-name="SFD_5f_presentation_5f_slide-subtitle">
      <style:graphic-properties draw:fill-color="#ffffff" draw:auto-grow-height="true" fo:min-height="16.343cm"/>
    </style:style>
    <style:style style:name="pr2" style:family="presentation" style:parent-style-name="SFD_5f_presentation_5f_slide-notes">
      <style:graphic-properties draw:fill-color="#ffffff" draw:auto-grow-height="true" fo:min-height="12.572cm"/>
    </style:style>
    <style:style style:name="pr3" style:family="presentation" style:parent-style-name="SFD_5f_presentation_5f_slide-title">
      <style:graphic-properties draw:auto-grow-height="true" fo:min-height="3.302cm"/>
    </style:style>
    <style:style style:name="pr4" style:family="presentation" style:parent-style-name="SFD_5f_presentation_5f_slide-outline1">
      <style:graphic-properties fo:min-height="11.93cm"/>
    </style:style>
    <style:style style:name="pr5" style:family="presentation" style:parent-style-name="SFD_5f_presentation_5f_slide-notes">
      <style:graphic-properties draw:fill-color="#ffffff" fo:min-height="12.572cm"/>
    </style:style>
    <style:style style:name="pr6" style:family="presentation" style:parent-style-name="SFD_5f_presentation_5f_slide-title">
      <style:graphic-properties fo:min-height="3.302cm"/>
    </style:style>
    <style:style style:name="pr7" style:family="presentation" style:parent-style-name="SFD_5f_presentation_5f_slide-subtitle">
      <style:graphic-properties draw:fill-color="#ffffff" fo:min-height="16.343cm"/>
    </style:style>
    <style:style style:name="co1" style:family="table-column">
      <style:table-column-properties style:column-width="10.222cm" style:use-optimal-column-width="false"/>
    </style:style>
    <style:style style:name="ro1" style:family="table-row">
      <style:table-row-properties style:row-height="1.77cm"/>
    </style:style>
    <style:style style:name="ro2" style:family="table-row">
      <style:table-row-properties style:row-height="2.31cm"/>
    </style:style>
    <style:style style:name="ro3" style:family="table-row">
      <style:table-row-properties style:row-height="1.769cm"/>
    </style:style>
    <style:style style:name="ce1" style:family="table-cell">
      <loext:graphic-properties style:repeat="repeat" draw:textarea-vertical-align="middle" fo:padding-top="0.1cm" fo:padding-bottom="0.1cm" fo:padding-left="0.1cm" fo:padding-right="0.1cm"/>
      <style:paragraph-properties fo:text-align="center" fo:border="none"/>
      <style:text-properties fo:color="#000000" style:font-name="文泉驿微米黑" fo:font-size="24pt" style:font-name-asian="文泉驿微米黑" style:font-size-asian="24pt" style:font-size-complex="24pt"/>
    </style:style>
    <style:style style:name="ce2" style:family="table-cell">
      <loext:graphic-properties style:repeat="repeat" draw:textarea-vertical-align="middle" fo:padding-top="0.1cm" fo:padding-bottom="0.1cm" fo:padding-left="0.1cm" fo:padding-right="0.1cm"/>
      <style:paragraph-properties fo:text-align="center" fo:border="none"/>
      <style:text-properties fo:font-size="18pt" style:font-name-asian="文泉驿微米黑1" style:font-size-asian="18pt" style:font-size-complex="18pt"/>
    </style:style>
    <style:style style:name="ce3" style:family="table-cell">
      <loext:graphic-properties style:repeat="repeat" draw:textarea-vertical-align="middle" fo:padding-top="0.1cm" fo:padding-bottom="0.1cm" fo:padding-left="0.1cm" fo:padding-right="0.1cm"/>
      <style:paragraph-properties fo:margin-top="0.42cm" fo:margin-bottom="0.35cm" fo:text-align="center" fo:border="none"/>
      <style:text-properties fo:font-size="18pt" style:font-name-asian="文泉驿微米黑1" style:font-size-asian="18pt" style:font-size-complex="18pt"/>
    </style:style>
    <style:style style:name="ce4" style:family="table-cell">
      <loext:graphic-properties style:repeat="repeat" draw:textarea-vertical-align="middle" fo:padding-top="0.1cm" fo:padding-bottom="0.1cm" fo:padding-left="0.1cm" fo:padding-right="0.1cm"/>
      <style:paragraph-properties fo:margin-top="0.42cm" fo:margin-bottom="0.35cm" fo:text-align="center" fo:border="none"/>
      <style:text-properties style:font-name="DejaVu Sans3" fo:font-size="18pt" style:font-name-asian="DejaVu Sans3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文泉驿微米黑" style:font-name-asian="文泉驿微米黑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color="#ffffff" style:font-name="文泉驿微米黑" fo:font-size="48pt" style:font-name-asian="文泉驿微米黑" style:font-size-asian="48pt" style:font-size-complex="48pt"/>
    </style:style>
    <style:style style:name="T1" style:family="text">
      <style:text-properties fo:color="#ffcc00" style:font-name="Source Han Sans CN Bold" fo:font-size="48pt" style:font-name-asian="Source Han Sans CN Bold" style:font-size-asian="48pt" style:font-size-complex="48pt"/>
    </style:style>
    <style:style style:name="T2" style:family="text">
      <style:text-properties fo:color="#ffffff" style:font-name="文泉驿微米黑" style:font-name-asian="文泉驿微米黑"/>
    </style:style>
    <style:style style:name="T3" style:family="text">
      <style:text-properties fo:color="#000000" style:font-name="文泉驿微米黑" fo:font-size="24pt" style:font-name-asian="文泉驿微米黑" style:font-size-asian="24pt" style:font-size-complex="24pt"/>
    </style:style>
    <style:style style:name="T4" style:family="text">
      <style:text-properties style:font-name="文泉驿微米黑" fo:font-size="24pt" style:font-name-asian="文泉驿微米黑" style:font-size-asian="24pt" style:font-size-complex="24pt"/>
    </style:style>
    <style:style style:name="T5" style:family="text">
      <style:text-properties style:font-name-asian="文泉驿微米黑1"/>
    </style:style>
    <style:style style:name="T6" style:family="text">
      <style:text-properties style:font-name="DejaVu Sans" fo:font-size="18pt" style:letter-kerning="true" style:font-name-asian="DejaVu Sans5" style:font-size-asian="18pt" style:font-name-complex="DejaVu Sans5" style:font-size-complex="18pt"/>
    </style:style>
    <style:style style:name="T7" style:family="text">
      <style:text-properties style:font-name="DejaVu Sans3" fo:font-size="18pt" fo:font-style="normal" fo:text-shadow="none" style:font-name-asian="DejaVu Sans3" style:font-size-asian="18pt" style:font-style-asian="normal" style:font-size-complex="18pt" style:font-style-complex="normal"/>
    </style:style>
    <style:style style:name="T8" style:family="text">
      <style:text-properties style:font-name="DejaVu Sans3" fo:font-size="18pt" style:font-size-asian="18pt" style:font-size-complex="18pt"/>
    </style:style>
    <style:style style:name="T9" style:family="text">
      <style:text-properties fo:color="#ffffff" style:font-name="文泉驿微米黑" fo:font-size="48pt" style:font-name-asian="文泉驿微米黑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6e6e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e6e6e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e6e6e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e6e6e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e6e6e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6e6e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6e6e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FD Tsinghua University 2015</presentation:footer-decl>
      <presentation:date-time-decl presentation:name="dtd1" presentation:source="fixed">2015-09-19</presentation:date-time-decl>
      <draw:page draw:name="page1" draw:style-name="dp1" draw:master-page-name="SFD_5f_presentation_5f_slide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3.043cm" svg:height="16.343cm" svg:x="2.479cm" svg:y="3.708cm" presentation:class="subtitle" presentation:user-transformed="true">
          <draw:text-box>
            <text:p text:style-name="P1"><text:span text:style-name="T1">2015</text:span><text:span text:style-name="T1">软件自由日清华站</text:span></text:p>
            <text:p text:style-name="P1"><text:span text:style-name="T2"/></text:p>
            <text:p text:style-name="P1"><text:span text:style-name="T2">汪彧之</text:span></text:p>
            <text:p><text:span text:style-name="T2">2015</text:span><text:span text:style-name="T2">年</text:span><text:span text:style-name="T2">9</text:span><text:span text:style-name="T2">月</text:span><text:span text:style-name="T2">19</text:span><text:span text:style-name="T2">日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FD_5f_presentation_5f_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自我介绍</text:p>
          </draw:text-box>
        </draw:frame>
        <draw:frame presentation:style-name="pr4" draw:layer="layout" svg:width="25.199cm" svg:height="12.18cm" svg:x="1.4cm" svg:y="4.318cm" presentation:class="outline">
          <draw:text-box>
            <text:list text:style-name="L2">
              <text:list-item>
                <text:p>学生</text:p>
              </text:list-item>
              <text:list-item>
                <text:p>TUNA 成员</text:p>
              </text:list-item>
              <text:list-item>
                <text:p>https://bigeagle.me</text:p>
              </text:list-item>
            </text:list>
          </draw:text-box>
        </draw:frame>
        <draw:frame draw:style-name="gr2" draw:text-style-name="P4" draw:layer="layout" svg:width="6.505cm" svg:height="7.366cm" svg:x="2.286cm" svg:y="11.684cm">
          <draw:image xlink:href="Pictures/10000000000001A7000001DF0B925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FD_5f_presentation_5f_slid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043cm" svg:height="3.302cm" svg:x="3.556cm" svg:y="0.154cm" presentation:class="title">
          <draw:text-box>
            <text:p>软件自由日</text:p>
          </draw:text-box>
        </draw:frame>
        <draw:frame presentation:style-name="pr4" draw:layer="layout" svg:width="25.199cm" svg:height="12.18cm" svg:x="1.4cm" svg:y="4.318cm" presentation:class="outline">
          <draw:text-box>
            <text:list text:style-name="L2">
              <text:list-item>
                <text:p>全球范围内庆祝自由与开源软件(FOSS)</text:p>
              </text:list-item>
              <text:list-item>
                <text:p>每年九月第三个星期六</text:p>
              </text:list-item>
              <text:list-item>
                <text:p>教育、传播：</text:p>
                <text:list>
                  <text:list-item>
                    <text:p>自由软件的益处</text:p>
                  </text:list-item>
                  <text:list-item>
                    <text:p>自由软件能做什么</text:p>
                  </text:list-item>
                  <text:list-item>
                    <text:p>如何使用、参与</text:p>
                  </text:list-item>
                </text:list>
              </text:list-item>
              <text:list-item>
                <text:p>今年共有129场活动<text:line-break/>在SFD官网注册</text:p>
              </text:list-item>
            </text:list>
          </draw:text-box>
        </draw:frame>
        <draw:frame draw:style-name="gr2" draw:text-style-name="P4" draw:layer="layout" svg:width="13.319cm" svg:height="8.787cm" svg:x="13.097cm" svg:y="8.739cm">
          <draw:image xlink:href="Pictures/10000201000003F60000029D768BAF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FD_5f_presentation_5f_slide" presentation:presentation-page-layout-name="AL3T3" presentation:use-footer-name="ftr1" presentation:use-date-time-name="dtd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主办方</text:p>
          </draw:text-box>
        </draw:frame>
        <draw:frame draw:style-name="gr2" draw:text-style-name="P4" draw:layer="layout" svg:width="6.35cm" svg:height="6.668cm" svg:x="15.748cm" svg:y="6.794cm">
          <draw:image xlink:href="Pictures/10000201000000C8000000CAB83F86C9.png" xlink:type="simple" xlink:show="embed" xlink:actuate="onLoad">
            <text:p/>
          </draw:image>
        </draw:frame>
        <draw:frame draw:style-name="gr3" draw:text-style-name="P5" draw:layer="layout" svg:width="6.604cm" svg:height="1.106cm" svg:x="5.842cm" svg:y="14.288cm">
          <draw:text-box>
            <text:p>清华大学TUNA协会</text:p>
          </draw:text-box>
        </draw:frame>
        <draw:frame draw:style-name="gr3" draw:text-style-name="P5" draw:layer="layout" svg:width="7.112cm" svg:height="1.106cm" svg:x="16.002cm" svg:y="14.288cm">
          <draw:text-box>
            <text:p>北京GNU/Linux用户组</text:p>
          </draw:text-box>
        </draw:frame>
        <draw:frame draw:style-name="gr2" draw:text-style-name="P4" draw:layer="layout" svg:width="9.764cm" svg:height="9.764cm" svg:x="3.19cm" svg:y="5.476cm">
          <draw:image xlink:href="Pictures/10002E0D000026250000262585DC3714.svg" xlink:type="simple" xlink:show="embed" xlink:actuate="onLoad">
            <text:p/>
          </draw:image>
          <draw:image xlink:href="Pictures/100002010000017100000171D6526A5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FD_5f_presentation_5f_slide" presentation:presentation-page-layout-name="AL4T33" presentation:use-footer-name="ftr1" presentation:use-date-time-name="dtd1">
        <office:forms form:automatic-focus="false" form:apply-design-mode="false"/>
        <draw:frame presentation:style-name="pr3" draw:layer="layout" svg:width="23.043cm" svg:height="3.302cm" svg:x="3.556cm" svg:y="0.154cm" presentation:class="title">
          <draw:text-box>
            <text:p>赞 <text:s/>助</text:p>
          </draw:text-box>
        </draw:frame>
        <draw:frame draw:style-name="gr2" draw:text-style-name="P4" draw:layer="layout" svg:width="8.89cm" svg:height="4.782cm" svg:x="14.986cm" svg:y="12.998cm">
          <draw:image xlink:href="Pictures/1000020100000199000000DCAE233C52.png" xlink:type="simple" xlink:show="embed" xlink:actuate="onLoad">
            <text:p/>
          </draw:image>
        </draw:frame>
        <draw:frame draw:style-name="gr2" draw:text-style-name="P4" draw:layer="layout" svg:width="11.412cm" svg:height="2.601cm" svg:x="2.794cm" svg:y="14.163cm">
          <draw:image xlink:href="Pictures/100002010000018F0000005BC5F83877.png" xlink:type="simple" xlink:show="embed" xlink:actuate="onLoad">
            <text:p/>
          </draw:image>
        </draw:frame>
        <draw:frame draw:style-name="gr2" draw:text-style-name="P4" draw:layer="layout" svg:width="7.009cm" svg:height="4.434cm" svg:x="3.81cm" svg:y="4.572cm">
          <draw:image xlink:href="Pictures/1000255500001B620000115326502565.svg" xlink:type="simple" xlink:show="embed" xlink:actuate="onLoad">
            <text:p/>
          </draw:image>
          <draw:image xlink:href="Pictures/1000020100000109000000A81EA5A97F.png" xlink:type="simple" xlink:show="embed" xlink:actuate="onLoad"/>
        </draw:frame>
        <draw:frame draw:style-name="gr2" draw:text-style-name="P4" draw:layer="layout" svg:width="11.43cm" svg:height="3.623cm" svg:x="13.716cm" svg:y="4.759cm">
          <draw:image xlink:href="Pictures/1000238C00007100000023D490CECBD1.svg" xlink:type="simple" xlink:show="embed" xlink:actuate="onLoad">
            <text:p/>
          </draw:image>
          <draw:image xlink:href="Pictures/10000201000004450000015BA63485EA.png" xlink:type="simple" xlink:show="embed" xlink:actuate="onLoad"/>
        </draw:frame>
        <draw:frame draw:style-name="gr2" draw:text-style-name="P4" draw:layer="layout" svg:width="10.781cm" svg:height="2.425cm" svg:x="3.048cm" svg:y="10.021cm">
          <draw:image xlink:href="Pictures/1000020100000258000000874E6DC32E.png" xlink:type="simple" xlink:show="embed" xlink:actuate="onLoad">
            <text:p/>
          </draw:image>
        </draw:frame>
        <draw:frame draw:style-name="gr2" draw:text-style-name="P4" draw:layer="layout" svg:width="9.516cm" svg:height="3.632cm" svg:x="15.24cm" svg:y="9.83cm">
          <draw:image xlink:href="Pictures/1000020100000258000000E5B3A258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FD_5f_presentation_5f_slide" presentation:presentation-page-layout-name="AL2T1" presentation:use-footer-name="ftr1" presentation:use-date-time-name="dtd1">
        <draw:frame presentation:style-name="pr6" draw:layer="layout" svg:width="23.043cm" svg:height="3.302cm" svg:x="3.556cm" svg:y="0.154cm" presentation:class="title" presentation:user-transformed="true">
          <draw:text-box>
            <text:p>日程</text:p>
          </draw:text-box>
        </draw:frame>
        <draw:frame draw:style-name="standard" draw:layer="layout" svg:width="20.443cm" svg:height="14.698cm" svg:x="3.779cm" svg:y="4.31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6"><text:span text:style-name="T3">时间</text:span></text:p>
              </table:table-cell>
              <table:table-cell table:style-name="ce2">
                <text:p text:style-name="P6"><text:span text:style-name="T4">项目</text:span></text:p>
              </table:table-cell>
            </table:table-row>
            <table:table-row table:style-name="ro1">
              <table:table-cell table:style-name="ce3">
                <text:p text:style-name="P6"><text:span text:style-name="T5">14:00-14:05</text:span></text:p>
              </table:table-cell>
              <table:table-cell table:style-name="ce2">
                <text:p text:style-name="P6"><text:span text:style-name="T5">欢迎</text:span></text:p>
              </table:table-cell>
            </table:table-row>
            <table:table-row table:style-name="ro1">
              <table:table-cell table:style-name="ce3">
                <text:p text:style-name="P6"><text:span text:style-name="T6">14:05-14:20</text:span></text:p>
              </table:table-cell>
              <table:table-cell table:style-name="ce2">
                <text:p text:style-name="P6"><text:span text:style-name="T5">有趣的</text:span><text:span text:style-name="T5">TUNA</text:span></text:p>
              </table:table-cell>
            </table:table-row>
            <table:table-row table:style-name="ro1">
              <table:table-cell table:style-name="ce3">
                <text:p text:style-name="P6"><text:span text:style-name="T6">14:20-14:50</text:span></text:p>
              </table:table-cell>
              <table:table-cell table:style-name="ce4">
                <text:p text:style-name="P6"><text:span text:style-name="T7">开源社区建设之哲♂学</text:span></text:p>
              </table:table-cell>
            </table:table-row>
            <table:table-row table:style-name="ro2" table:default-cell-style-name="ce3">
              <table:table-cell>
                <text:p text:style-name="P6"><text:span text:style-name="T6">14:50-15:20</text:span></text:p>
              </table:table-cell>
              <table:table-cell>
                <text:p text:style-name="P6"><text:span text:style-name="T8">为 </text:span><text:span text:style-name="T8">Internet </text:span><text:span text:style-name="T8">加密</text:span></text:p>
              </table:table-cell>
            </table:table-row>
            <table:table-row table:style-name="ro1" table:default-cell-style-name="ce3">
              <table:table-cell>
                <text:p text:style-name="P6"><text:span text:style-name="T6">15:40-16:10</text:span></text:p>
              </table:table-cell>
              <table:table-cell>
                <text:p text:style-name="P6">Firefox:保护互联网隐私安全</text:p>
              </table:table-cell>
            </table:table-row>
            <table:table-row table:style-name="ro1" table:default-cell-style-name="ce3">
              <table:table-cell>
                <text:p text:style-name="P6"><text:span text:style-name="T6">16:10-16:40</text:span></text:p>
              </table:table-cell>
              <table:table-cell>
                <text:p text:style-name="P6"><text:span text:style-name="T5">SUSE</text:span><text:span text:style-name="T5">高可用技术架构</text:span></text:p>
              </table:table-cell>
            </table:table-row>
            <table:table-row table:style-name="ro3" table:default-cell-style-name="ce3">
              <table:table-cell>
                <text:p text:style-name="P6"><text:span text:style-name="T6">16:40–17:00</text:span></text:p>
              </table:table-cell>
              <table:table-cell>
                <text:p text:style-name="P6"><text:span text:style-name="T5">在</text:span><text:span text:style-name="T5">Fedora</text:span><text:span text:style-name="T5">上使用</text:span><text:span text:style-name="T5">Ansibl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FD_5f_presentation_5f_slide" presentation:presentation-page-layout-name="AL1T32" presentation:use-footer-name="ftr1" presentation:use-date-time-name="dtd1">
        <draw:frame presentation:style-name="pr7" draw:text-style-name="P7" draw:layer="layout" svg:width="23.043cm" svg:height="16.343cm" svg:x="2.479cm" svg:y="3.654cm" presentation:class="subtitle" presentation:user-transformed="true">
          <draw:text-box>
            <text:p><text:span text:style-name="T9">玩得开心！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DejaVu Serif1" svg:font-family="'DejaVu Serif'" style:font-pitch="variable"/>
    <style:font-face style:name="Droid Sans5" svg:font-family="'Droid Sans'" style:font-adornments="Regular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文泉驿微米黑" svg:font-family="文泉驿微米黑" style:font-pitch="variable"/>
    <style:font-face style:name="文泉驿微米黑5" svg:font-family="文泉驿微米黑" style:font-adornments="Bold" style:font-pitch="variable"/>
    <style:font-face style:name="文泉驿微米黑1" svg:font-family="文泉驿微米黑" style:font-adornments="Regular" style:font-pitch="variable"/>
    <style:font-face style:name="DejaVu Sans" svg:font-family="'DejaVu Sans'" style:font-family-generic="roman" style:font-pitch="variable"/>
    <style:font-face style:name="DejaVu Sans2" svg:font-family="'DejaVu Sans'" style:font-adornments="Regular" style:font-family-generic="roman" style:font-pitch="variable"/>
    <style:font-face style:name="DejaVu Serif" svg:font-family="'DejaVu Serif'" style:font-family-generic="roman" style:font-pitch="variable"/>
    <style:font-face style:name="Droid Sans" svg:font-family="'Droid Sans'" style:font-family-generic="roman" style:font-pitch="variable"/>
    <style:font-face style:name="Droid Sans3" svg:font-family="'Droid Sans'" style:font-adornments="Bold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DejaVu Sans3" svg:font-family="'DejaVu Sans'" style:font-family-generic="swiss" style:font-pitch="variable"/>
    <style:font-face style:name="DejaVu Sans4" svg:font-family="'DejaVu Sans'" style:font-adornments="Regular" style:font-family-generic="swiss" style:font-pitch="variable"/>
    <style:font-face style:name="DejaVu Serif2" svg:font-family="'DejaVu Serif'" style:font-family-generic="swiss" style:font-pitch="variable"/>
    <style:font-face style:name="Droid Sans4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Source Han Sans CN Bold" svg:font-family="'Source Han Sans CN Bold'" style:font-family-generic="swiss" style:font-pitch="variable"/>
    <style:font-face style:name="文泉驿微米黑6" svg:font-family="文泉驿微米黑" style:font-adornments="Regular" style:font-family-generic="swiss" style:font-pitch="variable"/>
    <style:font-face style:name="Cantarell" svg:font-family="Cantarell" style:font-family-generic="system" style:font-pitch="variable"/>
    <style:font-face style:name="DejaVu Sans5" svg:font-family="'DejaVu Sans'" style:font-family-generic="system" style:font-pitch="variable"/>
    <style:font-face style:name="DejaVu Sans6" svg:font-family="'DejaVu Sans'" style:font-adornments="Regular" style:font-family-generic="system" style:font-pitch="variable"/>
    <style:font-face style:name="SimSun" svg:font-family="SimSun" style:font-family-generic="system" style:font-pitch="variable"/>
    <style:font-face style:name="文泉驿微米黑2" svg:font-family="文泉驿微米黑" style:font-family-generic="system" style:font-pitch="variable"/>
    <style:font-face style:name="文泉驿微米黑4" svg:font-family="文泉驿微米黑" style:font-adornments="Bold" style:font-family-generic="system" style:font-pitch="variable"/>
    <style:font-face style:name="文泉驿微米黑3" svg:font-family="文泉驿微米黑" style:font-adornments="Regular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Droid Sans2" fo:font-family="'Droid Sans'" style:font-style-name="Regular" style:font-family-generic="swiss" style:font-pitch="variable" fo:font-size="18pt" fo:font-style="normal" fo:text-shadow="none" style:text-underline-style="none" fo:font-weight="normal" style:letter-kerning="true" style:font-name-asian="文泉驿微米黑1" style:font-family-asian="文泉驿微米黑" style:font-style-name-asian="Regular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DejaVu Sans" fo:font-family="'DejaVu Sans'" style:font-family-generic="roman" style:font-pitch="variable" fo:font-size="18pt" style:letter-kerning="true" style:font-name-asian="DejaVu Sans5" style:font-family-asian="'DejaVu Sans'" style:font-family-generic-asian="system" style:font-pitch-asian="variable" style:font-size-asian="18pt" style:font-name-complex="DejaVu Sans5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FD_5f_presentation_5f_slide-background" style:display-name="SFD_presentation_slide-background" style:family="presentation">
      <style:graphic-properties draw:stroke="none" draw:fill="none"/>
      <style:text-properties style:letter-kerning="true"/>
    </style:style>
    <style:style style:name="SFD_5f_presentation_5f_slide-backgroundobjects" style:display-name="SFD_presentati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FD_5f_presentation_5f_slide-notes" style:display-name="SFD_presentation_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1" style:display-name="SFD_presentation_slide-outline1" style:family="presentation">
      <style:graphic-properties draw:stroke="none" draw:fill="none" draw:auto-grow-height="false" draw:fit-to-size="shrink-to-fit">
        <text:list-style style:name="SFD_5f_presentation_5f_slide-outline1" style:display-name="SFD_presentation_slide-outline1">
          <text:list-level-style-bullet text:level="1" text:bullet-char="●">
            <style:list-level-properties text:space-before="0.3cm" text:min-label-width="0.9cm"/>
            <style:text-properties fo:font-family="StarSymbol" fo:color="#e6e6e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e6e6e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e6e6e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e6e6e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e6e6e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e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6e6e6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e6e6e6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文泉驿微米黑1" style:font-family-asian="文泉驿微米黑" style:font-style-name-asian="Regular" style:font-pitch-asian="variabl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outline2" style:display-name="SFD_presentation_slide-outline2" style:family="presentation" style:parent-style-name="SFD_5f_presentation_5f_slide-outline1">
      <style:paragraph-properties fo:margin-top="0cm" fo:margin-bottom="0.4cm"/>
      <style:text-properties fo:color="#e6e6e6" fo:font-size="28pt" style:font-size-asian="28pt" style:font-size-complex="28pt"/>
    </style:style>
    <style:style style:name="SFD_5f_presentation_5f_slide-outline3" style:display-name="SFD_presentation_slide-outline3" style:family="presentation" style:parent-style-name="SFD_5f_presentation_5f_slide-outline2">
      <style:paragraph-properties fo:margin-top="0cm" fo:margin-bottom="0.3cm"/>
      <style:text-properties fo:color="#e6e6e6" fo:font-size="24pt" style:font-size-asian="24pt" style:font-size-complex="24pt"/>
    </style:style>
    <style:style style:name="SFD_5f_presentation_5f_slide-outline4" style:display-name="SFD_presentation_slide-outline4" style:family="presentation" style:parent-style-name="SFD_5f_presentation_5f_slide-outline3">
      <style:paragraph-properties fo:margin-top="0cm" fo:margin-bottom="0.2cm"/>
      <style:text-properties fo:color="#e6e6e6" fo:font-size="20pt" style:font-size-asian="20pt" style:font-size-complex="20pt"/>
    </style:style>
    <style:style style:name="SFD_5f_presentation_5f_slide-outline5" style:display-name="SFD_presentation_slide-outline5" style:family="presentation" style:parent-style-name="SFD_5f_presentation_5f_slide-outline4">
      <style:paragraph-properties fo:margin-top="0cm" fo:margin-bottom="0.1cm"/>
      <style:text-properties fo:color="#e6e6e6" fo:font-size="20pt" style:font-size-asian="20pt" style:font-size-complex="20pt"/>
    </style:style>
    <style:style style:name="SFD_5f_presentation_5f_slide-outline6" style:display-name="SFD_presentation_slide-outline6" style:family="presentation" style:parent-style-name="SFD_5f_presentation_5f_slide-outline5">
      <style:paragraph-properties fo:margin-top="0cm" fo:margin-bottom="0.1cm"/>
      <style:text-properties fo:color="#e6e6e6" fo:font-size="20pt" style:font-size-asian="20pt" style:font-size-complex="20pt"/>
    </style:style>
    <style:style style:name="SFD_5f_presentation_5f_slide-outline7" style:display-name="SFD_presentation_slide-outline7" style:family="presentation" style:parent-style-name="SFD_5f_presentation_5f_slide-outline6">
      <style:paragraph-properties fo:margin-top="0cm" fo:margin-bottom="0.1cm"/>
      <style:text-properties fo:color="#e6e6e6" fo:font-size="20pt" style:font-size-asian="20pt" style:font-size-complex="20pt"/>
    </style:style>
    <style:style style:name="SFD_5f_presentation_5f_slide-outline8" style:display-name="SFD_presentation_slide-outline8" style:family="presentation" style:parent-style-name="SFD_5f_presentation_5f_slide-outline7">
      <style:paragraph-properties fo:margin-top="0cm" fo:margin-bottom="0.1cm"/>
      <style:text-properties fo:color="#e6e6e6" fo:font-size="20pt" style:font-size-asian="20pt" style:font-size-complex="20pt"/>
    </style:style>
    <style:style style:name="SFD_5f_presentation_5f_slide-outline9" style:display-name="SFD_presentation_slide-outline9" style:family="presentation" style:parent-style-name="SFD_5f_presentation_5f_slide-outline8">
      <style:paragraph-properties fo:margin-top="0cm" fo:margin-bottom="0.1cm"/>
      <style:text-properties fo:color="#e6e6e6" fo:font-size="20pt" style:font-size-asian="20pt" style:font-size-complex="20pt"/>
    </style:style>
    <style:style style:name="SFD_5f_presentation_5f_slide-subtitle" style:display-name="SFD_presentation_slide-subtitle" style:family="presentation">
      <style:graphic-properties draw:stroke="none" draw:fill="none" draw:textarea-vertical-align="middle">
        <text:list-style style:name="SFD_5f_presentation_5f_slide-subtitle" style:display-name="SFD_presentation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FD_5f_presentation_5f_slide-title" style:display-name="SFD_presentation_slide-title" style:family="presentation">
      <style:graphic-properties draw:stroke="none" draw:fill="none" draw:textarea-vertical-align="middle">
        <text:list-style style:name="SFD_5f_presentation_5f_slide-title" style:display-name="SFD_presentation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style:text-line-through-type="none" style:font-name="Droid Sans4" fo:font-family="'Droid Sans'" style:font-style-name="Bold" style:font-family-generic="swiss" style:font-pitch="variable" fo:font-size="40pt" fo:font-style="normal" fo:text-shadow="none" style:text-underline-style="none" fo:font-weight="bold" style:letter-kerning="true" style:font-name-asian="文泉驿微米黑5" style:font-family-asian="文泉驿微米黑" style:font-style-name-asian="Bold" style:font-pitch-asian="variabl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FD_5f_presentation_5f_slide-title">
      <style:graphic-properties draw:auto-grow-height="false" fo:min-height="3.507cm"/>
    </style:style>
    <style:style style:name="Mpr2" style:family="presentation" style:parent-style-name="SFD_5f_presentation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SFD_5f_presentation_5f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SFD_5f_presentation_5f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style:font-name="Ubuntu Light" fo:font-size="14pt" style:font-size-asian="14pt" style:font-size-complex="14pt"/>
    </style:style>
    <style:style style:name="MT3" style:family="text">
      <style:text-properties fo:color="#e6e6e6" style:font-name="Ubuntu Light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FD_5f_presentation_5f_slide" style:display-name="SFD_presentation_slide" style:page-layout-name="PM1" draw:style-name="Mdp1">
      <draw:frame draw:style-name="Mgr3" draw:text-style-name="MP5" draw:layer="backgroundobjects" svg:width="28.042cm" svg:height="21.057cm" svg:x="-0.021cm" svg:y="-0.028cm">
        <draw:image xlink:href="Pictures/100002010000044F0000033C4305769A.png" xlink:type="simple" xlink:show="embed" xlink:actuate="onLoad">
          <text:p/>
        </draw:image>
      </draw:frame>
      <draw:frame presentation:style-name="Mpr1" draw:layer="backgroundobjects" svg:width="23.043cm" svg:height="3.302cm" svg:x="3.556cm" svg:y="0.154cm" presentation:class="title">
        <draw:text-box>
          <text:p>Click to edit the title text format</text:p>
        </draw:text-box>
      </draw:frame>
      <draw:frame presentation:style-name="SFD_5f_presentation_5f_slide-outline1" draw:layer="backgroundobjects" svg:width="25.199cm" svg:height="12.18cm" svg:x="1.4cm" svg:y="4.318cm" presentation:class="outline" presentation:placeholder="true">
        <draw:text-box/>
      </draw:frame>
      <draw:frame presentation:style-name="Mpr2" draw:text-style-name="MP2" draw:layer="backgroundobjects" svg:width="6.523cm" svg:height="0.513cm" svg:x="1.4cm" svg:y="20.166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513cm" svg:x="9.576cm" svg:y="20.166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6.523cm" svg:height="0.513cm" svg:x="20.076cm" svg:y="20.166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FD_5f_presentation_5f_slide-title" draw:layer="backgroundobjects" svg:width="13.968cm" svg:height="10.476cm" svg:x="3.81cm" svg:y="2.123cm" presentation:class="page"/>
        <draw:frame presentation:style-name="SFD_5f_presentation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9T14:46:49</meta:creation-date>
    <meta:editing-duration>PT6H22M59S</meta:editing-duration>
    <meta:editing-cycles>114</meta:editing-cycles>
    <meta:generator>LibreOffice/5.0.1.2.0$Linux_X86_64 LibreOffice_project/00m0$Build-2</meta:generator>
    <dc:subject>欢迎</dc:subject>
    <dc:title>2015自由软件日清华站</dc:title>
    <dc:date>2015-09-18T16:59:02.611368429</dc:date>
    <meta:keyword>Software Freedom Day</meta:keyword>
    <meta:document-statistic meta:object-count="58"/>
  </office:meta>
</office:document-meta>
</file>